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/>
      <style:text-properties style:font-name="Ubuntu" fo:font-size="12pt" officeooo:rsid="000a1b7a" officeooo:paragraph-rsid="000a1b7a" style:font-size-asian="12pt" style:font-size-complex="12pt"/>
    </style:style>
    <style:style style:name="P3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weight="bold" officeooo:rsid="000a1b7a" officeooo:paragraph-rsid="000a1b7a" style:font-size-asian="12pt" style:font-weight-asian="bold" style:font-size-complex="12pt" style:font-weight-complex="bold"/>
    </style:style>
    <style:style style:name="P4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weight="bold" officeooo:rsid="0017d150" officeooo:paragraph-rsid="0017d150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weight="bold" officeooo:rsid="000a6b73" officeooo:paragraph-rsid="000a6b73" style:font-size-asian="12pt" style:font-weight-asian="bold" style:font-size-complex="12pt" style:font-weight-complex="bold"/>
    </style:style>
    <style:style style:name="P6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officeooo:rsid="000a1b7a" officeooo:paragraph-rsid="000a1b7a" style:font-size-asian="12pt" style:font-style-asian="italic" style:font-size-complex="12pt" style:font-style-complex="italic"/>
    </style:style>
    <style:style style:name="P7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officeooo:rsid="0017d150" officeooo:paragraph-rsid="0017d150" style:font-size-asian="12pt" style:font-style-asian="italic" style:font-size-complex="12pt" style:font-style-complex="italic"/>
    </style:style>
    <style:style style:name="P8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officeooo:rsid="000a6b73" officeooo:paragraph-rsid="000a6b73" style:font-size-asian="12pt" style:font-style-asian="italic" style:font-size-complex="12pt" style:font-style-complex="italic"/>
    </style:style>
    <style:style style:name="P9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officeooo:rsid="000a6b73" officeooo:paragraph-rsid="000c279c" style:font-size-asian="12pt" style:font-style-asian="italic" style:font-size-complex="12pt" style:font-style-complex="italic"/>
    </style:style>
    <style:style style:name="P10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officeooo:rsid="00190520" officeooo:paragraph-rsid="00190520" style:font-size-asian="12pt" style:font-style-asian="italic" style:font-size-complex="12pt" style:font-style-complex="italic"/>
    </style:style>
    <style:style style:name="P11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officeooo:rsid="001fe89b" officeooo:paragraph-rsid="001fe89b" style:font-size-asian="12pt" style:font-style-asian="italic" style:font-size-complex="12pt" style:font-style-complex="italic"/>
    </style:style>
    <style:style style:name="P12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fo:font-weight="normal" officeooo:rsid="00165676" officeooo:paragraph-rsid="00165676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fo:font-weight="normal" officeooo:rsid="0017d150" officeooo:paragraph-rsid="0017d150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fo:font-weight="normal" officeooo:rsid="0012c488" officeooo:paragraph-rsid="0012c488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italic" fo:font-weight="normal" officeooo:rsid="00190520" officeooo:paragraph-rsid="0019052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officeooo:rsid="000a1b7a" officeooo:paragraph-rsid="000a1b7a" style:font-size-asian="12pt" style:font-size-complex="12pt"/>
    </style:style>
    <style:style style:name="P17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officeooo:rsid="000a6b73" officeooo:paragraph-rsid="000a6b73" style:font-size-asian="12pt" style:font-size-complex="12pt"/>
    </style:style>
    <style:style style:name="P18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officeooo:rsid="000a6b73" officeooo:paragraph-rsid="000c279c" style:font-size-asian="12pt" style:font-size-complex="12pt"/>
    </style:style>
    <style:style style:name="P19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officeooo:rsid="0017d150" officeooo:paragraph-rsid="0017d150" style:font-size-asian="12pt" style:font-size-complex="12pt"/>
    </style:style>
    <style:style style:name="P20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weight="normal" officeooo:rsid="00165676" officeooo:paragraph-rsid="00165676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weight="normal" officeooo:rsid="00190520" officeooo:paragraph-rsid="00190520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normal" officeooo:rsid="0017d150" officeooo:paragraph-rsid="0017d150" style:font-size-asian="12pt" style:font-style-asian="normal" style:font-size-complex="12pt" style:font-style-complex="normal"/>
    </style:style>
    <style:style style:name="P23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normal" officeooo:rsid="00190520" officeooo:paragraph-rsid="00190520" style:font-size-asian="12pt" style:font-style-asian="normal" style:font-size-complex="12pt" style:font-style-complex="normal"/>
    </style:style>
    <style:style style:name="P24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normal" fo:font-weight="bold" officeooo:rsid="0012c488" officeooo:paragraph-rsid="0012c488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 style:list-style-name="L2">
      <style:paragraph-properties fo:margin-top="0cm" fo:margin-bottom="0cm" loext:contextual-spacing="false" fo:line-height="150%"/>
      <style:text-properties style:font-name="Ubuntu" fo:font-size="12pt" fo:font-style="normal" fo:font-weight="normal" officeooo:rsid="0012c488" officeooo:paragraph-rsid="0012c48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line-height="150%"/>
      <style:text-properties officeooo:paragraph-rsid="00190520"/>
    </style:style>
    <style:style style:name="P27" style:family="paragraph" style:parent-style-name="Preformatted_20_Text" style:list-style-name="L2">
      <style:paragraph-properties fo:margin-top="0cm" fo:margin-bottom="0cm" loext:contextual-spacing="false" fo:line-height="150%"/>
      <style:text-properties officeooo:rsid="000a1b7a" officeooo:paragraph-rsid="000a1b7a"/>
    </style:style>
    <style:style style:name="P28" style:family="paragraph" style:parent-style-name="Preformatted_20_Text" style:list-style-name="L2">
      <style:paragraph-properties fo:margin-top="0cm" fo:margin-bottom="0cm" loext:contextual-spacing="false" fo:line-height="150%"/>
    </style:style>
    <style:style style:name="P29" style:family="paragraph" style:parent-style-name="Preformatted_20_Text" style:list-style-name="L2">
      <style:paragraph-properties fo:margin-top="0cm" fo:margin-bottom="0cm" loext:contextual-spacing="false" fo:line-height="150%"/>
      <style:text-properties officeooo:paragraph-rsid="00165676"/>
    </style:style>
    <style:style style:name="P30" style:family="paragraph" style:parent-style-name="Preformatted_20_Text" style:list-style-name="L2">
      <style:paragraph-properties fo:margin-top="0cm" fo:margin-bottom="0cm" loext:contextual-spacing="false" fo:line-height="150%"/>
      <style:text-properties officeooo:paragraph-rsid="001412f1"/>
    </style:style>
    <style:style style:name="P31" style:family="paragraph" style:parent-style-name="Preformatted_20_Text" style:list-style-name="L2">
      <style:paragraph-properties fo:margin-top="0cm" fo:margin-bottom="0cm" loext:contextual-spacing="false" fo:line-height="150%"/>
      <style:text-properties officeooo:paragraph-rsid="00190520"/>
    </style:style>
    <style:style style:name="P32" style:family="paragraph" style:parent-style-name="Preformatted_20_Text" style:list-style-name="L2">
      <style:paragraph-properties fo:margin-top="0cm" fo:margin-bottom="0cm" loext:contextual-spacing="false" fo:line-height="150%"/>
      <style:text-properties officeooo:paragraph-rsid="00191db4"/>
    </style:style>
    <style:style style:name="P33" style:family="paragraph" style:parent-style-name="Preformatted_20_Text" style:list-style-name="L2">
      <style:paragraph-properties fo:margin-top="0cm" fo:margin-bottom="0cm" loext:contextual-spacing="false" fo:line-height="150%"/>
      <style:text-properties style:font-name="Ubuntu" fo:font-size="12pt" fo:font-style="italic" officeooo:rsid="0012c488" officeooo:paragraph-rsid="0012c488" style:font-size-asian="12pt" style:font-style-asian="italic" style:font-size-complex="12pt" style:font-style-complex="italic"/>
    </style:style>
    <style:style style:name="P34" style:family="paragraph" style:parent-style-name="Preformatted_20_Text" style:list-style-name="L2">
      <style:paragraph-properties fo:margin-top="0cm" fo:margin-bottom="0cm" loext:contextual-spacing="false" fo:line-height="150%"/>
      <style:text-properties style:font-name="Ubuntu" fo:font-size="12pt" fo:font-style="italic" fo:font-weight="normal" officeooo:rsid="0012c488" officeooo:paragraph-rsid="0012c48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a6b73"/>
    </style:style>
    <style:style style:name="T2" style:family="text">
      <style:text-properties officeooo:rsid="000c279c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Ubuntu" fo:font-size="12pt" fo:font-style="italic" officeooo:rsid="000e9a7c" style:font-size-asian="12pt" style:font-style-asian="italic" style:font-size-complex="12pt" style:font-style-complex="italic"/>
    </style:style>
    <style:style style:name="T6" style:family="text">
      <style:text-properties style:font-name="Ubuntu" fo:font-size="12pt" fo:font-style="italic" officeooo:rsid="001412f1" style:font-size-asian="12pt" style:font-style-asian="italic" style:font-size-complex="12pt" style:font-style-complex="italic"/>
    </style:style>
    <style:style style:name="T7" style:family="text">
      <style:text-properties style:font-name="Ubuntu" fo:font-size="12pt" fo:font-style="italic" officeooo:rsid="00165676" style:font-size-asian="12pt" style:font-style-asian="italic" style:font-size-complex="12pt" style:font-style-complex="italic"/>
    </style:style>
    <style:style style:name="T8" style:family="text">
      <style:text-properties style:font-name="Ubuntu" fo:font-size="12pt" fo:font-style="italic" officeooo:rsid="00190520" style:font-size-asian="12pt" style:font-style-asian="italic" style:font-size-complex="12pt" style:font-style-complex="italic"/>
    </style:style>
    <style:style style:name="T9" style:family="text">
      <style:text-properties style:font-name="Ubuntu" fo:font-size="12pt" fo:font-style="normal" fo:font-weight="normal" officeooo:rsid="001412f1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fo:font-weight="bold" officeooo:rsid="00165676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font-name="Ubuntu" fo:font-size="12pt" fo:font-style="normal" officeooo:rsid="00190520" style:font-size-asian="12pt" style:font-style-asian="normal" style:font-size-complex="12pt" style:font-style-complex="normal"/>
    </style:style>
    <style:style style:name="T12" style:family="text">
      <style:text-properties style:font-name="Ubuntu" fo:font-size="12pt" fo:font-weight="bold" officeooo:rsid="00190520" style:font-size-asian="12pt" style:font-weight-asian="bold" style:font-size-complex="12pt" style:font-weight-complex="bold"/>
    </style:style>
    <style:style style:name="T13" style:family="text">
      <style:text-properties style:font-name="Ubuntu" officeooo:rsid="001412f1"/>
    </style:style>
    <style:style style:name="T14" style:family="text">
      <style:text-properties style:font-name="Ubuntu" officeooo:rsid="000c279c"/>
    </style:style>
    <style:style style:name="T15" style:family="text">
      <style:text-properties style:font-name="Ubuntu"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a6b73" style:font-style-asian="italic" style:font-style-complex="italic"/>
    </style:style>
    <style:style style:name="T18" style:family="text">
      <style:text-properties officeooo:rsid="0010e472"/>
    </style:style>
    <style:style style:name="T19" style:family="text">
      <style:text-properties officeooo:rsid="0017d150"/>
    </style:style>
    <style:style style:name="T20" style:family="text">
      <style:text-properties style:text-line-through-style="none" style:text-line-through-type="none" style:font-name="Ubuntu" fo:font-size="12pt" fo:font-style="italic" officeooo:rsid="00190520" style:font-size-asian="12pt" style:font-style-asian="italic" style:font-size-complex="12pt" style:font-style-complex="italic"/>
    </style:style>
    <style:style style:name="T21" style:family="text">
      <style:text-properties style:text-line-through-style="none" style:text-line-through-type="none" style:font-name="Ubuntu" fo:font-size="12pt" fo:font-style="italic" officeooo:rsid="00191db4" style:font-size-asian="12pt" style:font-style-asian="italic" style:font-size-complex="12pt" style:font-style-complex="italic"/>
    </style:style>
    <style:style style:name="T22" style:family="text">
      <style:text-properties style:text-line-through-style="none" style:text-line-through-type="none" style:font-name="Ubuntu" fo:font-size="12pt" fo:font-style="normal" officeooo:rsid="00191db4" style:font-size-asian="12pt" style:font-style-asian="normal" style:font-size-complex="12pt" style:font-style-complex="normal"/>
    </style:style>
    <style:style style:name="T23" style:family="text">
      <style:text-properties style:text-line-through-style="none" style:text-line-through-type="none" style:font-name="Ubuntu" fo:font-style="italic" officeooo:rsid="00191db4" style:font-style-asian="italic" style:font-style-complex="italic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1fe8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8">MINIAPUNTES </text:span>DE GIT <text:span text:style-name="T18">CON </text:span>GI<text:span text:style-name="T18">TLAB O GI</text:span>THUB</text:p>
      <text:p text:style-name="P2"/>
      <text:list xml:id="list1437523993" text:style-name="L2">
        <text:list-item>
          <text:p text:style-name="P3">Instalar GIT en Ubuntu:</text:p>
          <text:list>
            <text:list-item>
              <text:p text:style-name="P6">sudo apt-get install git</text:p>
            </text:list-item>
          </text:list>
        </text:list-item>
        <text:list-item>
          <text:p text:style-name="P3">Configurar git en local con nombre y correo</text:p>
          <text:list>
            <text:list-item>
              <text:p text:style-name="P27"><text:span text:style-name="Source_20_Text"><text:span text:style-name="T4">git config --global user.name "</text:span></text:span><text:span text:style-name="Source_20_Text"><text:span text:style-name="T5">Nombre</text:span></text:span><text:span text:style-name="Source_20_Text"><text:span text:style-name="T4">"</text:span></text:span></text:p>
            </text:list-item>
            <text:list-item>
              <text:p text:style-name="P28"><text:span text:style-name="Source_20_Text"><text:span text:style-name="T4">git config --global user.email </text:span></text:span><text:a xlink:type="simple" xlink:href="mailto:usuario@ejemplo.com" text:style-name="Internet_20_link" text:visited-style-name="Visited_20_Internet_20_Link"><text:span text:style-name="Source_20_Text"><text:span text:style-name="T5">usuario</text:span></text:span></text:a><text:a xlink:type="simple" xlink:href="mailto:usuario@ejemplo.com" text:style-name="Internet_20_link" text:visited-style-name="Visited_20_Internet_20_Link"><text:span text:style-name="Source_20_Text"><text:span text:style-name="T4">@</text:span></text:span></text:a><text:a xlink:type="simple" xlink:href="mailto:usuario@ejemplo.com" text:style-name="Internet_20_link" text:visited-style-name="Visited_20_Internet_20_Link"><text:span text:style-name="Source_20_Text"><text:span text:style-name="T5">ejemplo</text:span></text:span></text:a><text:a xlink:type="simple" xlink:href="mailto:usuario@ejemplo.com" text:style-name="Internet_20_link" text:visited-style-name="Visited_20_Internet_20_Link"><text:span text:style-name="Source_20_Text"><text:span text:style-name="T4">.com</text:span></text:span></text:a></text:p>
            </text:list-item>
          </text:list>
        </text:list-item>
        <text:list-item>
          <text:p text:style-name="P29"><text:span text:style-name="Source_20_Text"><text:span text:style-name="T10">Claves ssh</text:span></text:span></text:p>
          <text:list>
            <text:list-item>
              <text:p text:style-name="P29"><text:span text:style-name="Source_20_Text"><text:span text:style-name="T7">ssh-keygen</text:span></text:span></text:p>
            </text:list-item>
            <text:list-item>
              <text:p text:style-name="P29"><text:span text:style-name="Source_20_Text"><text:span text:style-name="T7">ssh-copy-id Dirección-Del-Servidor</text:span></text:span></text:p>
            </text:list-item>
          </text:list>
        </text:list-item>
        <text:list-item>
          <text:p text:style-name="P29"><text:span text:style-name="Source_20_Text"><text:span text:style-name="T10">Iniciar un repositorio</text:span></text:span></text:p>
          <text:list>
            <text:list-item>
              <text:p text:style-name="P29"><text:span text:style-name="Source_20_Text"><text:span text:style-name="T7">git init</text:span></text:span></text:p>
            </text:list-item>
          </text:list>
        </text:list-item>
        <text:list-item>
          <text:p text:style-name="P29"><text:span text:style-name="Source_20_Text"><text:span text:style-name="T10">Ayuda</text:span></text:span></text:p>
          <text:list>
            <text:list-item>
              <text:p text:style-name="P29"><text:span text:style-name="Source_20_Text"><text:span text:style-name="T7">git --help COMANDO</text:span></text:span></text:p>
            </text:list-item>
            <text:list-item>
              <text:p text:style-name="P29"><text:span text:style-name="Source_20_Text"><text:span text:style-name="T7">git help --init</text:span></text:span></text:p>
            </text:list-item>
          </text:list>
        </text:list-item>
        <text:list-item>
          <text:p text:style-name="P3">Clonar repositorios en local</text:p>
          <text:list>
            <text:list-item>
              <text:p text:style-name="P16"><text:span text:style-name="T16">git clone “dirección_web_del_repositorio”</text:span>, se puede ver en github o gitlab</text:p>
            </text:list-item>
          </text:list>
        </text:list-item>
        <text:list-item>
          <text:p text:style-name="P3">Añadir, Comentar, Subir <text:span text:style-name="T19">y Borrar</text:span></text:p>
          <text:list>
            <text:list-item>
              <text:p text:style-name="P20">Añade ficheros al índice</text:p>
              <text:list>
                <text:list-item>
                  <text:p text:style-name="P12">git add Nombre-del-Fichero</text:p>
                </text:list-item>
                <text:list-item>
                  <text:p text:style-name="P12">git add Nombre-del-Directorio</text:p>
                </text:list-item>
              </text:list>
            </text:list-item>
            <text:list-item>
              <text:p text:style-name="P16">Añadir todos los cambios del repositorio</text:p>
              <text:list>
                <text:list-item>
                  <text:p text:style-name="P6">git add .</text:p>
                </text:list-item>
              </text:list>
            </text:list-item>
            <text:list-item>
              <text:p text:style-name="P16">Comentar los cambios</text:p>
              <text:list>
                <text:list-item>
                  <text:p text:style-name="P6">git commit -m “comentarios sobre cambios”</text:p>
                </text:list-item>
              </text:list>
            </text:list-item>
            <text:list-item>
              <text:p text:style-name="P16">Subir</text:p>
              <text:list>
                <text:list-item>
                  <text:p text:style-name="P16"><text:span text:style-name="T16">git pu</text:span><text:span text:style-name="T17">sh repositorio rama</text:span>, te pedirá <text:span text:style-name="T1">nombre de usuario y contraseña en github o gitlab</text:span></text:p>
                  <text:list>
                    <text:list-item>
                      <text:p text:style-name="P17">ejemplo : <text:span text:style-name="T16">git push origin master o git push</text:span></text:p>
                    </text:list-item>
                  </text:list>
                </text:list-item>
              </text:list>
            </text:list-item>
            <text:list-item>
              <text:p text:style-name="P22">Borrar</text:p>
              <text:list>
                <text:list-item>
                  <text:p text:style-name="P7">git rm Nombre-del-Fichero</text:p>
                </text:list-item>
                <text:list-item>
                  <text:p text:style-name="P7">git rm --cached Nombre-del-Fichero</text:p>
                </text:list-item>
              </text:list>
            </text:list-item>
          </text:list>
        </text:list-item>
        <text:list-item>
          <text:p text:style-name="P4">Mover (o renombrar)<text:span text:style-name="T27">itoiore</text:span></text:p>
          <text:list>
            <text:list-item>
              <text:p text:style-name="P13">git mv Nombre-del-Fichero Nuevo-Nombre</text:p>
            </text:list-item>
          </text:list>
        </text:list-item>
        <text:list-item>
          <text:p text:style-name="P5">Actualizar <text:span text:style-name="T27">de </text:span>repositorios <text:span text:style-name="T27">remotos</text:span></text:p>
          <text:list>
            <text:list-item>
              <text:p text:style-name="P8"><text:soft-page-break/>git pull <text:span text:style-name="T27">repositorioremoto rama</text:span></text:p>
            </text:list-item>
            <text:list-item>
              <text:p text:style-name="P11">git pull (por defecto origin master)</text:p>
            </text:list-item>
          </text:list>
        </text:list-item>
        <text:list-item>
          <text:p text:style-name="P24">Trabajar con ramas</text:p>
          <text:list>
            <text:list-item>
              <text:p text:style-name="P25">Crear nueva rama y saltar a ella</text:p>
              <text:list>
                <text:list-item>
                  <text:p text:style-name="P33"><text:span text:style-name="Source_20_Text"><text:span text:style-name="T3">git checkout -b </text:span></text:span><text:span text:style-name="Source_20_Text"><text:span text:style-name="T13">nombrerama</text:span></text:span></text:p>
                </text:list-item>
              </text:list>
            </text:list-item>
            <text:list-item>
              <text:p text:style-name="P25">Comprobar rama</text:p>
              <text:list>
                <text:list-item>
                  <text:p text:style-name="P14">git checkout</text:p>
                </text:list-item>
                <text:list-item>
                  <text:p text:style-name="P15">git branch</text:p>
                </text:list-item>
              </text:list>
            </text:list-item>
            <text:list-item>
              <text:p text:style-name="P25">Crear rama</text:p>
              <text:list>
                <text:list-item>
                  <text:p text:style-name="P34"><text:span text:style-name="Source_20_Text"><text:span text:style-name="T3">git branch </text:span></text:span><text:span text:style-name="Source_20_Text"><text:span text:style-name="T13">nombrerama</text:span></text:span></text:p>
                </text:list-item>
              </text:list>
            </text:list-item>
            <text:list-item>
              <text:p text:style-name="P30"><text:span text:style-name="Source_20_Text"><text:span text:style-name="T9">Saltar a la rama</text:span></text:span></text:p>
              <text:list>
                <text:list-item>
                  <text:p text:style-name="P30"><text:span text:style-name="Source_20_Text"><text:span text:style-name="T4">git checkout </text:span></text:span><text:span text:style-name="Source_20_Text"><text:span text:style-name="T6">nombrerama</text:span></text:span></text:p>
                </text:list-item>
              </text:list>
            </text:list-item>
            <text:list-item>
              <text:p text:style-name="P31"><text:span text:style-name="Source_20_Text"><text:span text:style-name="T11">Saltar a la rama principal</text:span></text:span></text:p>
              <text:list>
                <text:list-item>
                  <text:p text:style-name="P31"><text:span text:style-name="Source_20_Text"><text:span text:style-name="T8">git checkout master</text:span></text:span></text:p>
                </text:list-item>
              </text:list>
            </text:list-item>
            <text:list-item>
              <text:p text:style-name="P31"><text:span text:style-name="Source_20_Text"><text:span text:style-name="T8">Borrar una rama</text:span></text:span></text:p>
              <text:list>
                <text:list-item>
                  <text:p text:style-name="P31"><text:span text:style-name="Source_20_Text"><text:span text:style-name="T8">git bra</text:span></text:span><text:span text:style-name="Source_20_Text"><text:span text:style-name="T20">nch -d Nombre-De-La-</text:span></text:span><text:span text:style-name="Source_20_Text"><text:span text:style-name="T21">Otra</text:span></text:span><text:span text:style-name="Source_20_Text"><text:span text:style-name="T20">-Rama</text:span></text:span></text:p>
                </text:list-item>
              </text:list>
            </text:list-item>
            <text:list-item>
              <text:p text:style-name="P32"><text:span text:style-name="Source_20_Text"><text:span text:style-name="T22">Mezclar una rama con aquella en la que estés</text:span></text:span></text:p>
              <text:list>
                <text:list-item>
                  <text:p text:style-name="P32"><text:span text:style-name="Source_20_Text"><text:span text:style-name="T21">git merge Nombre-De-La-Rama</text:span></text:span></text:p>
                </text:list-item>
              </text:list>
            </text:list-item>
          </text:list>
        </text:list-item>
        <text:list-item>
          <text:p text:style-name="P26"><text:span text:style-name="T12">Repositorios remotos</text:span></text:p>
          <text:list>
            <text:list-item>
              <text:p text:style-name="P21">Añadir repositorios remotos</text:p>
              <text:list>
                <text:list-item>
                  <text:p text:style-name="P9">git remote add <text:span text:style-name="T2">nombrerepositorio</text:span> <text:span text:style-name="T2">direcciónrepositorio</text:span></text:p>
                  <text:list>
                    <text:list-item>
                      <text:p text:style-name="P18"><text:span text:style-name="T14">ejemplo: </text:span><text:span text:style-name="T15">git remote add escornabot </text:span><text:a xlink:type="simple" xlink:href="https://github.com/escornabot/libreria-arduino.git" text:style-name="Internet_20_link" text:visited-style-name="Visited_20_Internet_20_Link"><text:span text:style-name="T15">https://github.com/escornabot/libreria-arduino.git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<text:span text:style-name="T25">Comprobar estado: </text:span><text:span text:style-name="T26">Ver si has hecho un comentario, en qué rama lo has hecho, si te falta subir algo, etc.</text:span></text:p>
          <text:list>
            <text:list-item>
              <text:p text:style-name="P7">git statu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Ubuntu" fo:font-family="Ubuntu" style:font-pitch="variable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0:35:31.694618713</meta:creation-date>
    <dc:date>2018-08-11T10:31:55.676949612</dc:date>
    <meta:editing-duration>PT1H6M39S</meta:editing-duration>
    <meta:editing-cycles>15</meta:editing-cycles>
    <meta:generator>LibreOffice/6.0.3.2$Linux_X86_64 LibreOffice_project/00m0$Build-2</meta:generator>
    <meta:document-statistic meta:table-count="0" meta:image-count="0" meta:object-count="0" meta:page-count="2" meta:paragraph-count="57" meta:word-count="309" meta:character-count="1729" meta:non-whitespace-character-count="1538"/>
  </office:meta>
</office:document-meta>
</file>